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543in"/>
    </style:style>
    <style:style style:name="co3" style:family="table-column">
      <style:table-column-properties fo:break-before="auto" style:column-width="7.4571in"/>
    </style:style>
    <style:style style:name="co4" style:family="table-column">
      <style:table-column-properties fo:break-before="auto" style:column-width="3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Questiones">
      <style:table-properties table:display="true" style:writing-mode="lr-tb"/>
    </style:style>
    <style:style style:name="ce1" style:family="table-cell" style:parent-style-name="Excel_20_Built-in_20_Normal">
      <style:table-cell-properties fo:background-color="#2f559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Question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L#</text:p>
          </table:table-cell>
          <table:table-cell table:style-name="ce1" office:value-type="string">
            <text:p>Questions</text:p>
          </table:table-cell>
          <table:table-cell table:style-name="ce1" office:value-type="string">
            <text:p>Respons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How many clusters will be created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Is cluster type is private 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How node size and number of nodes in cluster planned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How many applications planned to host on current cluster setup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What is the network type is used.. Azure CNI or Kubnet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Which ingress controller will be used? Nginx, Application Gateway, Istio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What is the AKS monitoring tool used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What storage is used for AKS Pods persistent storage requirement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2" office:value-type="string">
            <text:p>How the connectivity from AKS to other resources such as SQL DB planned?, Private link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2" office:value-type="string">
            <text:p>Do we have Hub and Spoke vnet concept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2" office:value-type="string">
            <text:p>How the on-premises network is reachable? Express roue or VPN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2" office:value-type="string">
            <text:p>Can we get the access to cluster to run some sample "hello world" application and check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table:style-name="ce2" office:value-type="string">
            <text:p>What is the DevOps tool for Cluster deployment and Application ( Aks platform + app code) will be used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table:style-name="ce2" office:value-type="string">
            <text:p>Which tool will be used for Container image scanning?</text:p>
          </table:table-cell>
          <table:table-cell table:style-name="ce2"/>
          <table:table-cell table:number-columns-repeated="1020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table:style-name="ce2" office:value-type="string">
            <text:p>What network policy is planned - Calico , Azure, Basic?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Number of Pods in a Node 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esource Limit set up for Pod (HPA) and Node Scaling required 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efault DNS or Custom DNS is required for AKS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ode Affinity / Taint and Toleration is required?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DevOps Pipeline Security or Vulnerability Scanning is required? Tools identified.? 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0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es" style:display-name="PageStyle_Quest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3T20:31:22.76</dc:date>
    <meta:generator>OpenOffice/4.1.7$Win32 OpenOffice.org_project/417m1$Build-9800</meta:generator>
    <meta:editing-duration>PT8H32M18S</meta:editing-duration>
    <meta:editing-cycles>1</meta:editing-cycles>
    <meta:document-statistic meta:table-count="1" meta:cell-count="38" meta:object-count="0"/>
  </office:meta>
</office:document-meta>
</file>